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8bdbf"/>
    </style:style>
    <style:style style:name="P2" style:family="paragraph" style:parent-style-name="Preformatted_20_Text">
      <style:paragraph-properties fo:orphans="1" style:writing-mode="lr-tb"/>
      <style:text-properties officeooo:paragraph-rsid="0018bdb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8bdbf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8bdbf"/>
    </style:style>
    <style:style style:name="P5" style:family="paragraph" style:parent-style-name="Text_20_body">
      <style:paragraph-properties fo:orphans="1"/>
      <style:text-properties officeooo:paragraph-rsid="0018b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import pywt</text:span></text:p>
      <text:p text:style-name="P2"/>
      <text:p text:style-name="P2"><text:span text:style-name="Source_20_Text"># Perform wavelet analysis on mod 3 residue sequence</text:span></text:p>
      <text:p text:style-name="P2"><text:span text:style-name="Source_20_Text">coeffs = pywt.wavedec(mod_3_residues, 'db4', level=3)</text:span></text:p>
      <text:p text:style-name="P2"/>
      <text:p text:style-name="P2"><text:span text:style-name="Source_20_Text"># Extract approximation and detail coefficients</text:span></text:p>
      <text:p text:style-name="P2"><text:span text:style-name="Source_20_Text">approximation = coeffs[0]</text:span></text:p>
      <text:p text:style-name="P2"><text:span text:style-name="Source_20_Text">detail_1 = coeffs[1]</text:span></text:p>
      <text:p text:style-name="P2"><text:span text:style-name="Source_20_Text">detail_2 = coeffs[2]</text:span></text:p>
      <text:p text:style-name="P2"/>
      <text:p text:style-name="P2"><text:span text:style-name="Source_20_Text"># Plot wavelet transform components</text:span></text:p>
      <text:p text:style-name="P2"><text:span text:style-name="Source_20_Text">plt.figure(figsize=(10, 6))</text:span></text:p>
      <text:p text:style-name="P2"><text:span text:style-name="Source_20_Text">plt.subplot(3, 1, 1)</text:span></text:p>
      <text:p text:style-name="P2"><text:span text:style-name="Source_20_Text">plt.plot(approximation, label="Approximation Coefficients", color='blue')</text:span></text:p>
      <text:p text:style-name="P2"><text:span text:style-name="Source_20_Text">plt.legend()</text:span></text:p>
      <text:p text:style-name="P2"/>
      <text:p text:style-name="P2"><text:span text:style-name="Source_20_Text">plt.subplot(3, 1, 2)</text:span></text:p>
      <text:p text:style-name="P2"><text:span text:style-name="Source_20_Text">plt.plot(detail_1, label="Detail Coefficients Level 1", color='red')</text:span></text:p>
      <text:p text:style-name="P2"><text:span text:style-name="Source_20_Text">plt.legend()</text:span></text:p>
      <text:p text:style-name="P2"/>
      <text:p text:style-name="P2"><text:span text:style-name="Source_20_Text">plt.subplot(3, 1, 3)</text:span></text:p>
      <text:p text:style-name="P2"><text:span text:style-name="Source_20_Text">plt.plot(detail_2, label="Detail Coefficients Level 2", color='green')</text:span></text:p>
      <text:p text:style-name="P2"><text:span text:style-name="Source_20_Text">plt.legend()</text:span></text:p>
      <text:p text:style-name="P2"/>
      <text:p text:style-name="P2"><text:span text:style-name="Source_20_Text">plt.suptitle("Wavelet Decomposition of Mod 3 Prime Residues")</text:span></text:p>
      <text:p text:style-name="P2"><text:span text:style-name="Source_20_Text">plt.show()</text:span></text:p>
      <text:p text:style-name="P2"/>
      <text:p text:style-name="P2"><text:span text:style-name="Source_20_Text"># Compute correlation with Riemann Zeta function spectral zeros</text:span></text:p>
      <text:p text:style-name="P2"><text:span text:style-name="Source_20_Text">riemann_zeros = np.array([14.1347, 21.0220, 25.0109, 30.4249, 32.9351]) <text:s/># First few non-trivial zeros</text:span></text:p>
      <text:p text:style-name="P2"><text:span text:style-name="Source_20_Text">mod3_wavelet_spectrum = np.abs(fft(approximation))</text:span></text:p>
      <text:p text:style-name="P2"/>
      <text:p text:style-name="P2"><text:span text:style-name="Source_20_Text"># Compute correlation coefficient</text:span></text:p>
      <text:p text:style-name="P2"><text:span text:style-name="Source_20_Text">correlation = np.corrcoef(mod3_wavelet_spectrum[:len(riemann_zeros)], riemann_zeros)[0, 1]</text:span></text:p>
      <text:p text:style-name="P2"/>
      <text:p text:style-name="P2"><text:span text:style-name="Source_20_Text"># Return correlation coefficient</text:span></text:p>
      <text:p text:style-name="P3"><text:span text:style-name="Source_20_Text">correlation</text:span></text:p>
      <text:p text:style-name="P5">Result</text:p>
      <text:p text:style-name="P4">-0.79412257311255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2:04:48.177694417</meta:creation-date>
    <dc:date>2025-02-08T22:35:31.793398023</dc:date>
    <meta:editing-duration>PT30M44S</meta:editing-duration>
    <meta:editing-cycles>1</meta:editing-cycles>
    <meta:document-statistic meta:table-count="0" meta:image-count="0" meta:object-count="0" meta:page-count="1" meta:paragraph-count="29" meta:word-count="114" meta:character-count="1074" meta:non-whitespace-character-count="988"/>
    <meta:generator>LibreOffice/24.2.7.2$Linux_X86_64 LibreOffice_project/420$Build-2</meta:generator>
  </office:meta>
</office:document-meta>
</file>